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82a3" officeooo:paragraph-rsid="001b82a3"/>
    </style:style>
    <style:style style:name="P2" style:family="paragraph" style:parent-style-name="Standard">
      <style:text-properties officeooo:rsid="001cb93a" officeooo:paragraph-rsid="001cb93a"/>
    </style:style>
    <style:style style:name="P3" style:family="paragraph" style:parent-style-name="Standard">
      <style:text-properties officeooo:rsid="001cb93a" officeooo:paragraph-rsid="001d544d"/>
    </style:style>
    <style:style style:name="T1" style:family="text">
      <style:text-properties officeooo:rsid="001d54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nsorflowOnSpark</text:p>
      <text:p text:style-name="P1"/>
      <text:p text:style-name="P3"><text:span text:style-name="T1">install:</text:span></text:p>
      <text:p text:style-name="P3"><text:a xlink:type="simple" xlink:href="https://github.com/yahoo/TensorFlowOnSpark/wiki/GetStarted_Standalone" text:style-name="Internet_20_link" text:visited-style-name="Visited_20_Internet_20_Link">https://github.com/yahoo/TensorFlowOnSpark/wiki/GetStarted_Standalone</text:a></text:p>
      <text:p text:style-name="P2"/>
      <text:p text:style-name="P2"/>
      <text:p text:style-name="P1">spark-submit --master spark://192.168.1.10:7070 $TFoS_HOME}/examples/mnist/spark/mnist_dist.py --output examples/mnist/csv --format csv</text:p>
      <text:p text:style-name="P1"/>
      <text:p text:style-name="P1">spark-submit --master spark://namenode:7070 --py-files ${TFoS_HOME}/examples/mnist/spark/mnist_dist.py ${TFoS_HOME}/examples/mnist/spark/mnist_spark.py --images examples/mnist/csv/train/images --labels examples/mnist/csv/train/labels --format csv --mode train --model mnist_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6:06:16.162059316</meta:creation-date>
    <dc:date>2017-10-24T16:15:25.199227691</dc:date>
    <meta:editing-duration>PT2M15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5" meta:word-count="37" meta:character-count="508" meta:non-whitespace-character-count="486"/>
  </office:meta>
</office:document-meta>
</file>